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</office:automatic-styles>
  <office:body>
    <office:text text:use-soft-page-breaks="true">
      <text:p text:style-name="P1">@import url(<text:a xlink:href="https://fonts.googleapis.com/css2?family=Bree+Serif&amp;family=Caveat:wght@400;700&amp;family=Lobster&amp;family=Monoton&amp;family=Open+Sans:ital,wght@0,400;0,700;1,400;1,700&amp;family=Playfair+Display+SC:ital,wght@0,400;0,700;1,700&amp;family=Playfair+Display:ital,wght@0,400;0,700;1,700&amp;family=Roboto:ital,wght@0,400;0,700;1,400;1,700&amp;family=Source+Sans+Pro:ital,wght@0,400;0,700;1,700&amp;family=Work+Sans:ital,wght@0,400;0,700;1,700&amp;display=swap" office:target-frame-name="_top" xlink:show="replace"><text:span text:style-name="Hyperlink">https://fonts.googleapis.com/css2?family=Bree+Serif&amp;family=Caveat:wght@400;700&amp;family=Lobster&amp;family=Monoton&amp;family=Open+Sans:ital,wght@0,400;0,700;1,400;1,700&amp;family=Playfair+Display+SC:ital,wght@0,400;0,700;1,700&amp;family=Playfair+Display:ital,wght@0,400;0,700;1,700&amp;family=Roboto:ital,wght@0,400;0,700;1,400;1,700&amp;family=Source+Sans+Pro:ital,wght@0,400;0,700;1,700&amp;family=Work+Sans:ital,wght@0,400;0,700;1,700&amp;display=swap</text:span></text:a>);</text:p>
      <text:p text:style-name="Normal"/>
      <text:list text:style-name="LFO1" text:continue-numbering="true">
        <text:list-item>
          <text:p text:style-name="P2">{</text:p>
        </text:list-item>
      </text:list>
      <text:p text:style-name="Normal"><text:s text:c="4"/>Font-family: “Open Sans”;</text:p>
      <text:p text:style-name="Normal">}</text:p>
      <text:p text:style-name="Normal"/>
      <text:p text:style-name="Normal">.bg-container {</text:p>
      <text:p text:style-name="Normal"><text:s text:c="4"/>Background-image: url(‘https://assets.ccbp.in/frontend/dynamic-webapps/time-converter-bg.png’);</text:p>
      <text:p text:style-name="Normal"><text:s text:c="4"/>Color: white;</text:p>
      <text:p text:style-name="Normal"><text:s text:c="4"/>Height: 100vh;</text:p>
      <text:p text:style-name="Normal"><text:s text:c="4"/>Background-size: cover;</text:p>
      <text:p text:style-name="Normal">}</text:p>
      <text:p text:style-name="Normal"/>
      <text:p text:style-name="Normal">.heading {</text:p>
      <text:p text:style-name="Normal"><text:s text:c="4"/>Font-size: 55px;</text:p>
      <text:p text:style-name="Normal"><text:s text:c="4"/>Font-weight: 600;</text:p>
      <text:p text:style-name="Normal">}</text:p>
      <text:p text:style-name="Normal"/>
      <text:p text:style-name="Normal">.text {</text:p>
      <text:p text:style-name="Normal"><text:s text:c="4"/>Font-size: 18px;</text:p>
      <text:p text:style-name="Normal"/>
      <text:p text:style-name="Normal">}</text:p>
      <text:p text:style-name="Normal"/>
      <text:p text:style-name="Normal">.cnvt-btn {</text:p>
      <text:p text:style-name="Normal"><text:s text:c="4"/>Border-radius: 6px;</text:p>
      <text:p text:style-name="Normal"><text:s text:c="4"/>Padding: 8px;</text:p>
      <text:p text:style-name="Normal">}</text:p>
      <text:p text:style-name="Normal"/>
      <text:p text:style-name="Normal">.design {</text:p>
      <text:p text:style-name="Normal"><text:s text:c="4"/>Margin: 30px 50px;</text:p>
      <text:p text:style-name="Normal"><text:s text:c="4"/>Font-size: 30px;</text:p>
      <text:p text:style-name="Normal"><text:s text:c="4"/>Font-weight: bold;</text:p>
      <text:p text:style-name="Normal"><text:s text:c="4"/>Border: 1px solid #f5f7fa;</text:p>
      <text:p text:style-name="Normal"><text:s text:c="4"/>Border-radius: 10px;</text:p>
      <text:p text:style-name="Normal"><text:s text:c="4"/>Text-align: center;</text:p>
      <text:p text:style-name="Normal">}</text:p>
      <text:p text:style-name="Normal"/>
      <text:p text:style-name="Normal">Input {</text:p>
      <text:p text:style-name="Normal"><text:s text:c="4"/>Border-radius: 5px;</text:p>
      <text:p text:style-name="Normal"><text:s text:c="4"/>Padding: 10px;</text:p>
      <text:p text:style-name="Normal"><text:s text:c="4"/>Font-weight: bold;</text:p>
      <text:p text:style-name="Normal"><text:s text:c="4"/>Height: 33px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Yu Mincho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SIREDDY DURGA PRAVEEN REDDY</meta:initial-creator>
    <dc:creator>BASIREDDY DURGA PRAVEEN REDDY</dc:creator>
    <meta:creation-date>2023-09-04T13:15:00Z</meta:creation-date>
    <dc:date>2023-09-04T13:15:00Z</dc:date>
    <meta:template xlink:href="Normal.dotm" xlink:type="simple"/>
    <meta:editing-cycles>2</meta:editing-cycles>
    <meta:editing-duration>PT0S</meta:editing-duration>
    <meta:document-statistic meta:page-count="1" meta:paragraph-count="2" meta:word-count="223" meta:character-count="1496" meta:row-count="10" meta:non-whitespace-character-count="1275"/>
  </office:meta>
</office:document-meta>
</file>